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1"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ext_20_body">
      <style:text-properties style:text-position="0% 100%" fo:font-style="normal" style:font-style-asian="normal" style:font-style-complex="normal"/>
    </style:style>
    <style:style style:name="P5" style:family="paragraph" style:parent-style-name="Heading" style:master-page-name="First_20_Page">
      <style:paragraph-properties style:page-number="auto"/>
      <style:text-properties fo:language="en" fo:country="US"/>
    </style:style>
    <style:style style:name="P6" style:family="paragraph" style:parent-style-name="Standard">
      <style:text-properties style:text-position="0% 100%" fo:language="en" fo:country="US" fo:font-style="normal" style:font-style-asian="normal" style:font-style-complex="normal"/>
    </style:style>
    <style:style style:name="P7" style:family="paragraph" style:parent-style-name="Standard">
      <style:text-properties style:text-position="0% 100%" style:font-name="Courier New1" fo:language="en" fo:country="US" fo:font-style="normal" style:font-style-asian="normal" style:font-style-complex="normal"/>
    </style:style>
    <style:style style:name="P8" style:family="paragraph" style:parent-style-name="Standard">
      <style:text-properties style:text-position="0% 100%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9" style:family="paragraph" style:parent-style-name="Standard">
      <style:text-properties style:text-position="0% 100%" style:font-name="Consolas" fo:font-size="10pt" fo:language="en" fo:country="US" fo:font-style="normal" style:font-name-asian="Consolas" style:font-size-asian="10pt" style:font-style-asian="normal" style:font-name-complex="Consolas" style:font-size-complex="10pt" style:font-style-complex="normal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fo:language="en" fo:country="US"/>
    </style:style>
    <style:style style:name="P16" style:family="paragraph" style:parent-style-name="Heading_20_1">
      <style:paragraph-properties fo:break-before="page"/>
      <style:text-properties style:text-position="0% 100%" fo:font-style="normal" style:font-style-asian="normal" style:font-style-complex="normal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5e5eff"/>
    </style:style>
    <style:style style:name="T14" style:family="text">
      <style:text-properties fo:color="#5e5eff"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5e5eff" style:text-underline-style="solid" style:text-underline-width="auto" style:text-underline-color="font-color"/>
    </style:style>
    <style:style style:name="T16" style:family="text">
      <style:text-properties fo:color="#c48cff"/>
    </style:style>
    <style:style style:name="T17" style:family="text">
      <style:text-properties fo:color="#c48cff" style:font-name="Consolas" fo:font-size="10pt" style:font-name-asian="Consolas" style:font-size-asian="10pt" style:font-name-complex="Consolas" style:font-size-complex="10pt"/>
    </style:style>
    <style:style style:name="T18" style:family="text">
      <style:text-properties fo:color="#c48cff" style:text-underline-style="solid" style:text-underline-width="auto" style:text-underline-color="font-color"/>
    </style:style>
    <style:style style:name="T19" style:family="text">
      <style:text-properties fo:color="#0000c0"/>
    </style:style>
    <style:style style:name="T20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color="#3f7f5f"/>
    </style:style>
    <style:style style:name="T22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SICA</text:p>
      <text:p text:style-name="P2"/>
      <text:p text:style-name="P3">Music theory in Scala</text:p>
      <text:p text:style-name="P2"/>
      <text:p text:style-name="P2"/>
      <text:table-of-content text:style-name="Sect1" text:protected="true" text:name="Inhoudsopgave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Contents</text:p>
          </text:index-title>
          <text:p text:style-name="P17"><text:s/>1.Real Intervals and Cents Intervals <text:tab/>2</text:p>
          <text:p text:style-name="P17"><text:s/>2.Pure Intervals and Rationals<text:tab/>3</text:p>
          <text:p text:style-name="P18"><text:s/>2.1. Just Intonation<text:tab/>4</text:p>
          <text:p text:style-name="P17"><text:s/>3.Classic Intervals and Notes<text:tab/>5</text:p>
        </text:index-body>
      </text:table-of-content>
      <text:p text:style-name="P2"/>
      <text:h text:style-name="P15" text:outline-level="1">Real Intervals and Cents Intervals </text:h>
      <text:p text:style-name="P1">Trait musica.math.RealInterval, Classs CentsInterval</text:p>
      <text:p text:style-name="P2"/>
      <text:p text:style-name="P2">A real interval is interpreted as a proportion of two positive, real-valued frequencies (or two lengths). It has two attributes:<text:span text:style-name="T2"> for frequencies </text:span><text:span text:style-name="T1">f</text:span><text:span text:style-name="T3">1</text:span><text:span text:style-name="T2"> and </text:span><text:span text:style-name="T1">f</text:span><text:span text:style-name="T3">2</text:span><text:span text:style-name="T4">, </text:span><text:s/><text:span text:style-name="T1">value</text:span><text:span text:style-name="T2"> = </text:span><text:span text:style-name="T1">f</text:span><text:span text:style-name="T3">1</text:span><text:span text:style-name="T2"> / </text:span><text:span text:style-name="T1">f</text:span><text:span text:style-name="T3">2</text:span><text:span text:style-name="T2"> </text:span><text:span text:style-name="T4">and </text:span><text:span text:style-name="T5">cents </text:span><text:span text:style-name="T4">= 1200 </text:span><text:span text:style-name="T6">2</text:span><text:span text:style-name="T4"> log (</text:span><text:span text:style-name="T5">f</text:span><text:span text:style-name="T3">1</text:span><text:span text:style-name="T4"> / </text:span><text:span text:style-name="T5">f</text:span><text:span text:style-name="T3">2</text:span><text:span text:style-name="T4">). A value of 2 maps to 1200 cents, and value 1 to 0 cents. <text:s/>Values smaller then 1 map to negative cents. Values cannot be zero or negative. Two real intervals are equal if their value and their cents are equal.</text:span></text:p>
      <text:p text:style-name="P6"/>
      <text:p text:style-name="P6">Musica offers the following algebra for real intervals:</text:p>
      <text:p text:style-name="P6"/>
      <text:p text:style-name="P2"><text:span text:style-name="T4">Given real intervals </text:span><text:span text:style-name="T5">a</text:span><text:span text:style-name="T4"> and </text:span><text:span text:style-name="T5">b</text:span><text:span text:style-name="T4"> then their sum interval </text:span><text:span text:style-name="T5">c</text:span><text:span text:style-name="T4"> = </text:span><text:span text:style-name="T5">a</text:span><text:span text:style-name="T4"> + </text:span><text:span text:style-name="T5">b</text:span><text:span text:style-name="T4"> is defined as:</text:span></text:p>
      <text:p text:style-name="P2"><text:span text:style-name="T5"><text:tab/>c.cents</text:span><text:span text:style-name="T4"> = </text:span><text:span text:style-name="T5">a.cents</text:span><text:span text:style-name="T4"> +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* </text:span><text:span text:style-name="T5">b.value</text:span><text:span text:style-name="T4"> <text:s/></text:span></text:p>
      <text:p text:style-name="P2"><text:span text:style-name="T4">and their subtraction is </text:span><text:span text:style-name="T5">c</text:span><text:span text:style-name="T4"> = </text:span><text:span text:style-name="T5">a</text:span><text:span text:style-name="T4"> - </text:span><text:span text:style-name="T5">b</text:span><text:span text:style-name="T4">: </text:span></text:p>
      <text:p text:style-name="P2"><text:span text:style-name="T5"><text:tab/>c.cents</text:span><text:span text:style-name="T4"> = </text:span><text:span text:style-name="T5">a.cents</text:span><text:span text:style-name="T4"> - </text:span><text:span text:style-name="T5">b.cents</text:span><text:span text:style-name="T4"> <text:s text:c="2"/>and consequently: <text:s/></text:span><text:span text:style-name="T5">c.value</text:span><text:span text:style-name="T4"> = </text:span><text:span text:style-name="T5">a.value</text:span><text:span text:style-name="T4"> / </text:span><text:span text:style-name="T5">b.value</text:span><text:span text:style-name="T4"> <text:s/></text:span></text:p>
      <text:p text:style-name="P2"><text:span text:style-name="T4"/></text:p>
      <text:p text:style-name="P2"><text:span text:style-name="T4">The negation of an interval: </text:span><text:span text:style-name="T5">c</text:span><text:span text:style-name="T4"> = -</text:span><text:span text:style-name="T5">a</text:span><text:span text:style-name="T4"> is defined as:</text:span></text:p>
      <text:p text:style-name="P2"><text:span text:style-name="T5"><text:tab/>c.cents</text:span><text:span text:style-name="T4"> = -</text:span><text:span text:style-name="T5">a.cents</text:span><text:span text:style-name="T4"> <text:s text:c="3"/>and consequently: <text:s/></text:span><text:span text:style-name="T5">c.value</text:span><text:span text:style-name="T4"> = 1/</text:span><text:span text:style-name="T5">a.value</text:span><text:span text:style-name="T4"> </text:span><text:span text:style-name="T4"><text:s text:c="2"/></text:span></text:p>
      <text:p text:style-name="P6"/>
      <text:p text:style-name="P2"><text:span text:style-name="T4">Real intervals can be (right) multiplied (and divided) by a Double: </text:span><text:span text:style-name="T5">c</text:span><text:span text:style-name="T4"> = </text:span><text:span text:style-name="T5">a * k, d = a / k</text:span></text:p>
      <text:p text:style-name="P2"><text:span text:style-name="T5"><text:tab/>c.cents</text:span><text:span text:style-name="T4"> = </text:span><text:span text:style-name="T5">a.cents * k</text:span><text:span text:style-name="T4"> <text:s text:c="3"/>and consequently: <text:s/></text:span><text:span text:style-name="T5">c.value</text:span><text:span text:style-name="T4"> = </text:span><text:span text:style-name="T5">a.value</text:span><text:span text:style-name="T7">k</text:span><text:span text:style-name="T5"> </text:span></text:p>
      <text:p text:style-name="P2"><text:span text:style-name="T5"><text:tab/>d.cents</text:span><text:span text:style-name="T4"> = </text:span><text:span text:style-name="T5">a.cents / k</text:span><text:span text:style-name="T4"> <text:s text:c="3"/>and consequently: </text:span><text:span text:style-name="T5"><text:s/>d.value</text:span><text:span text:style-name="T4"> =</text:span><text:span text:style-name="T5">a.value</text:span><text:span text:style-name="T7">-k</text:span></text:p>
      <text:p text:style-name="P6"/>
      <text:p text:style-name="P2"><text:span text:style-name="T4">Real intevals can be applied to a frequency </text:span><text:span text:style-name="T5">f</text:span><text:span text:style-name="T4"> <text:s/>to obtain a new frequency: <text:s/></text:span><text:span text:style-name="T5">g</text:span><text:span text:style-name="T4"> =</text:span><text:span text:style-name="T5"> a on f</text:span></text:p>
      <text:p text:style-name="P2"><text:span text:style-name="T4"><text:tab/></text:span><text:span text:style-name="T5">g</text:span><text:span text:style-name="T4"> = </text:span><text:span text:style-name="T5">f</text:span><text:span text:style-name="T4"> * </text:span><text:span text:style-name="T5">a.value</text:span></text:p>
      <text:p text:style-name="P6"/>
      <text:p text:style-name="P6">It is possible to normalize a real interval, which obtains the octave-equivalent interval with a value between 1 and 2 and cents between 0 and 1200. </text:p>
      <text:p text:style-name="P2"><text:span text:style-name="T4"><text:tab/></text:span><text:span text:style-name="T5">b = a.normalize(): <text:s/>b.cents = a.cents modulo 1200 <text:s/>(for whole values)</text:span></text:p>
      <text:p text:style-name="P6"/>
      <text:p text:style-name="P6">The trait RealInterval is implemented principally by the immutable class CentsInterval. <text:s/>By default, operations on a real interval produce objects of the class CentsInterval.</text:p>
      <text:p text:style-name="P6"/>
      <text:p text:style-name="P6">Factory objects and implicit conversion are used to create RealIntervals and CentsIntervals. The (Double) parameter always indicates the size of the interval in cents.</text:p>
      <text:p text:style-name="P6"/>
      <text:p text:style-name="P6">Examples:</text:p>
      <text:p text:style-name="P6"><text:tab/></text:p>
      <text:p text:style-name="P9"><text:span text:style-name="T8"><text:s/><text:tab/></text:span><text:span text:style-name="T11">val</text:span><text:span text:style-name="T8"> </text:span><text:span text:style-name="T13">a</text:span><text:span text:style-name="T8"> = CentsInterval( </text:span><text:span text:style-name="T16">200.0</text:span><text:span text:style-name="T8"> ) </text:span></text:p>
      <text:p text:style-name="P12"><text:span text:style-name="T8"><text:s/><text:tab/></text:span><text:span text:style-name="T11">val</text:span><text:span text:style-name="T8"> </text:span><text:span text:style-name="T13">b</text:span><text:span text:style-name="T8"> = RealInterval( </text:span><text:span text:style-name="T16">1100</text:span><text:span text:style-name="T8"> ) <text:s/></text:span><text:span text:style-name="T21">// <text:s/>creates a CentsInterval</text:span></text:p>
      <text:p text:style-name="P12"><text:span text:style-name="T8"><text:tab/></text:span><text:span text:style-name="T11">val</text:span><text:span text:style-name="T8"> </text:span><text:span text:style-name="T13">c</text:span><text:span text:style-name="T8">: RealInterval <text:s/>= </text:span><text:span text:style-name="T18">1000.0</text:span><text:span text:style-name="T8"> <text:s/></text:span><text:span text:style-name="T21">// implicit conversion </text:span></text:p>
      <text:p text:style-name="P12"/>
      <text:p text:style-name="P12"><text:span text:style-name="T8"><text:tab/></text:span><text:span text:style-name="T11">val</text:span><text:span text:style-name="T8"> </text:span><text:span text:style-name="T13">d</text:span><text:span text:style-name="T8"> = (</text:span><text:span text:style-name="T13">a</text:span><text:span text:style-name="T8"> + </text:span><text:span text:style-name="T13">b</text:span><text:span text:style-name="T8">) * </text:span><text:span text:style-name="T16">3</text:span><text:span text:style-name="T8"> - (</text:span><text:span text:style-name="T13">c</text:span><text:span text:style-name="T8"> / </text:span><text:span text:style-name="T16">2.5</text:span><text:span text:style-name="T8">) + </text:span><text:span text:style-name="T18">230.0</text:span></text:p>
      <text:p text:style-name="P12"><text:span text:style-name="T8"><text:tab/>println (</text:span><text:span text:style-name="T13">d</text:span><text:span text:style-name="T8">.</text:span><text:span text:style-name="T19">value</text:span><text:span text:style-name="T8">) <text:s/></text:span><text:span text:style-name="T21">// 8.6238...</text:span></text:p>
      <text:p text:style-name="P13"><text:span text:style-name="T9"><text:s text:c="2"/><text:tab/>println (</text:span><text:span text:style-name="T14">d</text:span><text:span text:style-name="T9">.</text:span><text:span text:style-name="T20">cents</text:span><text:span text:style-name="T9">) <text:s/></text:span><text:span text:style-name="T22">// 3730.0</text:span></text:p>
      <text:p text:style-name="P12"><text:span text:style-name="T8"><text:tab/></text:span></text:p>
      <text:p text:style-name="P12"><text:span text:style-name="T10"><text:tab/></text:span><text:span text:style-name="T11">val</text:span><text:span text:style-name="T8"> </text:span><text:span text:style-name="T13">e</text:span><text:span text:style-name="T8"> = </text:span><text:span text:style-name="T13">d</text:span><text:span text:style-name="T8">.normalize</text:span></text:p>
      <text:p text:style-name="P12"><text:span text:style-name="T8"><text:s text:c="2"/><text:tab/>println (</text:span><text:span text:style-name="T13">e</text:span><text:span text:style-name="T8">.</text:span><text:span text:style-name="T19">value</text:span><text:span text:style-name="T8">) <text:s/></text:span><text:span text:style-name="T21">// 1.0779...</text:span></text:p>
      <text:p text:style-name="P13"><text:span text:style-name="T9"><text:s text:c="2"/><text:tab/>println (</text:span><text:span text:style-name="T14">e</text:span><text:span text:style-name="T9">.</text:span><text:span text:style-name="T20">cents</text:span><text:span text:style-name="T9">) <text:s/></text:span><text:span text:style-name="T22">// 130.0</text:span></text:p>
      <text:p text:style-name="P13"><text:span text:style-name="T22"/></text:p>
      <text:p text:style-name="P12"><text:span text:style-name="T21"><text:tab/></text:span><text:span text:style-name="T8">println(</text:span><text:span text:style-name="T13">d</text:span><text:span text:style-name="T8"> on </text:span><text:span text:style-name="T16">1.5</text:span><text:span text:style-name="T8">) </text:span><text:span text:style-name="T21">// 12.9357...</text:span></text:p>
      <text:p text:style-name="P12"><text:span text:style-name="T21"/></text:p>
      <text:p text:style-name="P12"><text:span text:style-name="T21"><text:tab/></text:span><text:span text:style-name="T8">println(</text:span><text:span text:style-name="T16">100</text:span><text:span text:style-name="T8"> + </text:span><text:span text:style-name="T15">d</text:span><text:span text:style-name="T8">) <text:s/></text:span><text:span text:style-name="T21">// 3830.0 - implicit conversion to double</text:span></text:p>
      <text:h text:style-name="P16" text:outline-level="1">Pure Intervals and Rationals</text:h>
      <text:p text:style-name="P7">Class musica.math.PureInterval and Class Rational</text:p>
      <text:p text:style-name="P4"/>
      <text:p text:style-name="Text_20_body"><text:span text:style-name="T4">Pure intervals can be expressed by the proportion of two positive integers: </text:span><text:span text:style-name="T5">n / m.</text:span><text:span text:style-name="T4"> <text:s/>Musica offers a special algebra for pure intervals that allows exact computations. The class PureInterval implements the trait RealInterval, so pure intervals also have a value and cents. They can be added to or subtracted from any other real interval, but the result will be a cents interval and no exact computations will be possible on the result.</text:span></text:p>
      <text:p text:style-name="P4">Pure intervals are extensions of the class Rational. <text:s/>It means that at their construction, <text:span text:style-name="T1">n </text:span>and <text:span text:style-name="T1">m </text:span><text:s/>are divided by their graetest common divider to obtain the numerator (<text:span text:style-name="T1">numer</text:span>) and denominator (<text:span text:style-name="T1">denom</text:span>). <text:s/>The valueof a rational is a double equal to 1.0 * <text:span text:style-name="T1">n </text:span>/ <text:span text:style-name="T1">m</text:span>. <text:s/>Two rationals are equal when their numerators and denominators are both equal. The class Rational implements 4 operators:</text:p>
      <text:p text:style-name="P4"><text:s text:c="3"/>[<text:span text:style-name="T1">n/m</text:span>]<text:span text:style-name="T1"> +/- </text:span>[<text:span text:style-name="T1">k/l</text:span>]<text:span text:style-name="T1"> <text:s text:c="2"/>= <text:s/></text:span>[(<text:span text:style-name="T1">n*l +/- k*m</text:span>)<text:span text:style-name="T1"> / m*l</text:span>]<text:span text:style-name="T1"> </text:span><text:s/>;<text:span text:style-name="T1"> </text:span>[<text:span text:style-name="T1">n/m</text:span>]<text:span text:style-name="T1"> * </text:span>[<text:span text:style-name="T1">k/l</text:span>]<text:span text:style-name="T1"> = </text:span>[<text:span text:style-name="T1">n*k / m*l</text:span>] ;<text:span text:style-name="T1"> </text:span>[<text:span text:style-name="T1">n/m</text:span>]<text:span text:style-name="T1"> / </text:span>[<text:span text:style-name="T1">k/l</text:span>]<text:span text:style-name="T1"> = </text:span>[<text:span text:style-name="T1">n*l / m*k</text:span>]</text:p>
      <text:p text:style-name="P4">For Pure Intervals, the algebra differs from the Rational algebra:</text:p>
      <text:p text:style-name="P4"><text:tab/>addition: [<text:span text:style-name="T1">n / m</text:span>] + [<text:span text:style-name="T1">k / l</text:span>] <text:s/>= <text:s/>[ (<text:span text:style-name="T1">n * k</text:span>) / (<text:span text:style-name="T1">m * l</text:span>) ] <text:s text:c="4"/>(is a Rational mutliplication)</text:p>
      <text:p text:style-name="P4"><text:tab/>subtraction: [ <text:span text:style-name="T1">n / m</text:span> ] – [ <text:span text:style-name="T1">k / l </text:span>] = [ (<text:span text:style-name="T1">n * l</text:span>) / (<text:span text:style-name="T1">m * k</text:span>) ] <text:s/>(is a Rational division)</text:p>
      <text:p text:style-name="P4"><text:tab/>negation: - [ <text:span text:style-name="T1">n / m </text:span>] = <text:s/>[ <text:span text:style-name="T1">m / n </text:span>]</text:p>
      <text:p text:style-name="P4">Pure intervals can be right-multiplied by integers:</text:p>
      <text:p text:style-name="P4"><text:tab/>[ <text:span text:style-name="T1">n / m </text:span>] * <text:span text:style-name="T1">i</text:span> = [ <text:span text:style-name="T1">n</text:span><text:span text:style-name="T7">i</text:span> / <text:span text:style-name="T1">m</text:span><text:span text:style-name="T7">i <text:s/></text:span>] (for<text:span text:style-name="T1"> <text:s/>i </text:span>&gt;= 0) <text:s/>= [ <text:span text:style-name="T1">m</text:span><text:span text:style-name="T7">i</text:span><text:span text:style-name="T1"> </text:span>/ <text:span text:style-name="T1">n</text:span><text:span text:style-name="T7">i </text:span>] (for <text:span text:style-name="T1">i </text:span>&lt; 0)</text:p>
      <text:p text:style-name="P4"><text:tab/>observe that <text:s/>[ <text:span text:style-name="T1">n / m </text:span>] * <text:span text:style-name="T1">(-i)</text:span> = - ( [ <text:span text:style-name="T1">n / m </text:span>] * <text:span text:style-name="T1">i</text:span>)</text:p>
      <text:p text:style-name="P4">If Doubles are used or division is applied, a CentsInterval will be produced.</text:p>
      <text:p text:style-name="P4"/>
      <text:p text:style-name="P4">When a Pure Interval is applied to a Double frequency, the result is a Double: </text:p>
      <text:p text:style-name="P4"><text:tab/>[ <text:span text:style-name="T1">n / m </text:span>] on <text:span text:style-name="T1"><text:s/>r</text:span> = <text:span text:style-name="T1">n * r / m</text:span></text:p>
      <text:p text:style-name="P4">If a Pure Interval is applied to an Int or a Rational frequency, the result is a Rational:</text:p>
      <text:p text:style-name="P4"><text:tab/>[ <text:span text:style-name="T1">n / m </text:span>] on [ <text:span text:style-name="T1">a / b </text:span>] = [ <text:span text:style-name="T1">n * a</text:span> / <text:span text:style-name="T1">m * b </text:span>] </text:p>
      <text:p text:style-name="P4">Pure intervals can be normalized: which means that they are divided or multplied by powers of 2 such that the result lies between values 1 and 2.</text:p>
      <text:p text:style-name="P4">The factory object PureInterval can be used to produce Pure Intervals. It also contains a set of often used intervals:</text:p>
      <text:p text:style-name="P8"><text:span text:style-name="T8"><text:s text:c="4"/></text:span><text:span text:style-name="T11">val</text:span><text:span text:style-name="T8"> </text:span><text:span text:style-name="T19">Prime</text:span><text:span text:style-name="T8"> = PureInterval(</text:span><text:span text:style-name="T16">1</text:span><text:span text:style-name="T8">, </text:span><text:span text:style-name="T16">1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Octave</text:span><text:span text:style-name="T8"> = </text:span><text:span text:style-name="T8">PureInterval(</text:span><text:span text:style-name="T16">2</text:span><text:span text:style-name="T8">, </text:span><text:span text:style-name="T16">1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Fifth</text:span><text:span text:style-name="T8"> = </text:span><text:span text:style-name="T8">PureInterval(</text:span><text:span text:style-name="T16">3</text:span><text:span text:style-name="T8">, </text:span><text:span text:style-name="T16">2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Fourth</text:span><text:span text:style-name="T8"> = </text:span><text:span text:style-name="T8">PureInterval(</text:span><text:span text:style-name="T16">4</text:span><text:span text:style-name="T8">, </text:span><text:span text:style-name="T16">3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MajorThird</text:span><text:span text:style-name="T8"> = </text:span><text:span text:style-name="T8">PureInterval(</text:span><text:span text:style-name="T16">5</text:span><text:span text:style-name="T8">, </text:span><text:span text:style-name="T16">4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MinorThird</text:span><text:span text:style-name="T8"> = </text:span><text:span text:style-name="T8">PureInterval(</text:span><text:span text:style-name="T16">6</text:span><text:span text:style-name="T8">, </text:span><text:span text:style-name="T16">5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MajorSeventh</text:span><text:span text:style-name="T8"> = </text:span><text:span text:style-name="T8">PureInterval(</text:span><text:span text:style-name="T16">7</text:span><text:span text:style-name="T8">, </text:span><text:span text:style-name="T16">6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MinorSeventh</text:span><text:span text:style-name="T8"> = </text:span><text:span text:style-name="T8">PureInterval(</text:span><text:span text:style-name="T16">8</text:span><text:span text:style-name="T8">, </text:span><text:span text:style-name="T16">7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MajorTone</text:span><text:span text:style-name="T8"> = </text:span><text:span text:style-name="T8">PureInterval(</text:span><text:span text:style-name="T16">9</text:span><text:span text:style-name="T8">,</text:span><text:span text:style-name="T16">8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MinorTone</text:span><text:span text:style-name="T8"> = </text:span><text:span text:style-name="T8">PureInterval(</text:span><text:span text:style-name="T16">10</text:span><text:span text:style-name="T8">,</text:span><text:span text:style-name="T16">9</text:span><text:span text:style-name="T8">)</text:span></text:p>
      <text:p text:style-name="P13"><text:span text:style-name="T9"><text:s text:c="4"/></text:span><text:span text:style-name="T12">val</text:span><text:span text:style-name="T9"> </text:span><text:span text:style-name="T20">SemiTone</text:span><text:span text:style-name="T9"> = PureInterval(</text:span><text:span text:style-name="T17">16</text:span><text:span text:style-name="T9">,</text:span><text:span text:style-name="T17">15</text:span><text:span text:style-name="T9">)</text:span></text:p>
      <text:p text:style-name="P12"><text:span text:style-name="T8"><text:s text:c="4"/></text:span><text:span text:style-name="T11">val</text:span><text:span text:style-name="T8"> </text:span><text:span text:style-name="T19">PythagoreanComma</text:span><text:span text:style-name="T8"> = (</text:span><text:span text:style-name="T19">Fifth</text:span><text:span text:style-name="T8"> * </text:span><text:span text:style-name="T16">12</text:span><text:span text:style-name="T8">) - (</text:span><text:span text:style-name="T19">Octave</text:span><text:span text:style-name="T8"> * </text:span><text:span text:style-name="T16">7</text:span><text:span text:style-name="T8">)</text:span></text:p>
      <text:p text:style-name="P12"><text:span text:style-name="T8"><text:s text:c="4"/></text:span><text:span text:style-name="T11">val</text:span><text:span text:style-name="T8"> </text:span><text:span text:style-name="T19">SyntonicComma</text:span><text:span text:style-name="T8"> = (</text:span><text:span text:style-name="T19">Fifth</text:span><text:span text:style-name="T8"> * </text:span><text:span text:style-name="T16">4</text:span><text:span text:style-name="T8">) - (</text:span><text:span text:style-name="T19">MajorThird</text:span><text:span text:style-name="T8"> + (</text:span><text:span text:style-name="T19">Octave</text:span><text:span text:style-name="T8"> * </text:span><text:span text:style-name="T16">2</text:span><text:span text:style-name="T8">))</text:span></text:p>
      <text:p text:style-name="P13"><text:span text:style-name="T9"><text:s text:c="4"/></text:span><text:span text:style-name="T12">val</text:span><text:span text:style-name="T9"> </text:span><text:span text:style-name="T20">EnharmonicComma</text:span><text:span text:style-name="T9"> = </text:span><text:span text:style-name="T20">Octave</text:span><text:span text:style-name="T9"> - (</text:span><text:span text:style-name="T20">MajorThird</text:span><text:span text:style-name="T9"> * </text:span><text:span text:style-name="T17">3</text:span><text:span text:style-name="T9">)</text:span></text:p>
      <text:p text:style-name="P13"><text:span text:style-name="T9"/></text:p>
      <text:p text:style-name="Text_20_body"><text:soft-page-break/>Examples:</text:p>
      <text:p text:style-name="Text_20_body">Creating a Pure interval:</text:p>
      <text:p text:style-name="P12"><text:span text:style-name="T8"><text:s text:c="2"/><text:tab/></text:span><text:span text:style-name="T11">val</text:span><text:span text:style-name="T8"> </text:span><text:span text:style-name="T13">a</text:span><text:span text:style-name="T8"> = PureInterval( </text:span><text:span text:style-name="T16">48</text:span><text:span text:style-name="T8">,</text:span><text:span text:style-name="T16">36</text:span><text:span text:style-name="T8"> ) </text:span></text:p>
      <text:p text:style-name="P12"><text:span text:style-name="T8"><text:s text:c="2"/><text:tab/>println(</text:span><text:span text:style-name="T13">a</text:span><text:span text:style-name="T8">) <text:s/></text:span><text:span text:style-name="T21">// <text:s/>4/3</text:span></text:p>
      <text:p text:style-name="P12"><text:span text:style-name="T8"><text:s text:c="2"/><text:tab/>println(</text:span><text:span text:style-name="T13">a</text:span><text:span text:style-name="T8">.</text:span><text:span text:style-name="T19">value</text:span><text:span text:style-name="T8">) <text:s/></text:span><text:span text:style-name="T21">// 1.3333...</text:span></text:p>
      <text:p text:style-name="P13"><text:span text:style-name="T9"><text:s text:c="2"/><text:tab/>println(</text:span><text:span text:style-name="T14">a</text:span><text:span text:style-name="T9">.</text:span><text:span text:style-name="T20">cents</text:span><text:span text:style-name="T9">) <text:s/></text:span><text:span text:style-name="T22">// 498.04449</text:span></text:p>
      <text:p text:style-name="Text_20_body"/>
      <text:p text:style-name="Text_20_body">Some operations:</text:p>
      <text:p text:style-name="P12"><text:span text:style-name="T11"><text:tab/>val</text:span><text:span text:style-name="T8"> </text:span><text:span text:style-name="T13">b</text:span><text:span text:style-name="T8"> = (PureInterval.</text:span><text:span text:style-name="T19">Fifth</text:span><text:span text:style-name="T8"> * </text:span><text:span text:style-name="T16">4</text:span><text:span text:style-name="T8">) - (PureInterval.</text:span><text:span text:style-name="T19">MajorThird</text:span><text:span text:style-name="T8"> +</text:span></text:p>
      <text:p text:style-name="P12"><text:span text:style-name="T8"><text:tab/><text:tab/> (PureInterval.</text:span><text:span text:style-name="T19">Octave</text:span><text:span text:style-name="T8"> * </text:span><text:span text:style-name="T16">2</text:span><text:span text:style-name="T8">))</text:span></text:p>
      <text:p text:style-name="P13"><text:span text:style-name="T9"><text:s text:c="2"/><text:tab/>println(</text:span><text:span text:style-name="T14">b</text:span><text:span text:style-name="T9">) </text:span><text:span text:style-name="T22">// 81/80 – the Syntonic Comma</text:span></text:p>
      <text:p text:style-name="P13"><text:span text:style-name="T22"/></text:p>
      <text:p text:style-name="Standard">Conversion to CentsInterval when:</text:p>
      <text:p text:style-name="Standard"/>
      <text:p text:style-name="Standard"><text:tab/><text:span text:style-name="T12">val</text:span><text:span text:style-name="T9"> </text:span><text:span text:style-name="T14">c</text:span><text:span text:style-name="T9"> = PureInterval(</text:span><text:span text:style-name="T17">23</text:span><text:span text:style-name="T9">,</text:span><text:span text:style-name="T17">18</text:span><text:span text:style-name="T9">)</text:span></text:p>
      <text:p text:style-name="P12"><text:span text:style-name="T8"><text:s text:c="2"/><text:tab/>println ( </text:span><text:span text:style-name="T13">c</text:span><text:span text:style-name="T8"> * </text:span><text:span text:style-name="T16">1.2 </text:span><text:span text:style-name="T8">) </text:span><text:span text:style-name="T21">//509.2372... c - multiply by double</text:span></text:p>
      <text:p text:style-name="P12"><text:span text:style-name="T8"><text:s text:c="2"/><text:tab/>println ( </text:span><text:span text:style-name="T13">c</text:span><text:span text:style-name="T8"> + </text:span><text:span text:style-name="T18">230.4</text:span><text:span text:style-name="T8">) </text:span><text:span text:style-name="T21">// 654.764... c - adding a cents interval, but: <text:s/><text:tab/></text:span></text:p>
      <text:p text:style-name="P12"><text:span text:style-name="T8"><text:s/><text:tab/>println ( </text:span><text:span text:style-name="T16">100</text:span><text:span text:style-name="T8"> + </text:span><text:span text:style-name="T15">c</text:span><text:span text:style-name="T8">) </text:span><text:span text:style-name="T21">// 524.366... <text:s/>- implicit conversion to cents (Double) <text:s/><text:tab/></text:span></text:p>
      <text:p text:style-name="P13"><text:span text:style-name="T9"><text:s text:c="2"/><text:tab/></text:span></text:p>
      <text:p text:style-name="Standard"><text:s/>Applying to frequencies:</text:p>
      <text:p text:style-name="P13"><text:span text:style-name="T9"/></text:p>
      <text:p text:style-name="P12"><text:span text:style-name="T8"><text:s text:c="2"/><text:tab/>println (</text:span><text:span text:style-name="T13">c</text:span><text:span text:style-name="T8"> on </text:span><text:span text:style-name="T16">3</text:span><text:span text:style-name="T8">) <text:s/></text:span><text:span text:style-name="T21">// 23/6</text:span></text:p>
      <text:p text:style-name="P12"><text:span text:style-name="T8"><text:s text:c="2"/><text:tab/>println (</text:span><text:span text:style-name="T13">c</text:span><text:span text:style-name="T8"> on Rational(</text:span><text:span text:style-name="T16">3</text:span><text:span text:style-name="T8">,</text:span><text:span text:style-name="T16">2</text:span><text:span text:style-name="T8">)) </text:span><text:span text:style-name="T21">// 23/12</text:span></text:p>
      <text:p text:style-name="P13"><text:span text:style-name="T9"><text:s text:c="2"/><text:tab/>println (</text:span><text:span text:style-name="T14">c</text:span><text:span text:style-name="T9"> on </text:span><text:span text:style-name="T17">1.5</text:span><text:span text:style-name="T9">) <text:s/></text:span><text:span text:style-name="T22">// 1.916666....</text:span></text:p>
      <text:p text:style-name="P13"><text:span text:style-name="T9"/></text:p>
      <text:h text:style-name="Heading_20_2" text:outline-level="2"><text:s/>Just Intonation</text:h>
      <text:p text:style-name="Text_20_body">There are three functions provided in the PureInterval factory object to compute with Just-intonation intervals, using limit-3, limit-5 and limit-7 just intonation:</text:p>
      <text:p text:style-name="Text_20_body"/>
      <text:p text:style-name="P11"><text:span text:style-name="T8"><text:s text:c="2"/><text:tab/></text:span><text:span text:style-name="T11">def</text:span><text:span text:style-name="T8"> JILimit7(f3: Int, f5: Int, f7: Int): PureInterval = {</text:span></text:p>
      <text:p text:style-name="P12"><text:span text:style-name="T8"><text:s text:c="6"/><text:tab/><text:tab/>(</text:span><text:span text:style-name="T19">Fifth</text:span><text:span text:style-name="T8"> * f3 + </text:span><text:span text:style-name="T19">MajorThird</text:span><text:span text:style-name="T8"> * f5 + </text:span><text:span text:style-name="T19">MajorSeventh</text:span><text:span text:style-name="T8"> * f7).normalize }</text:span></text:p>
      <text:p text:style-name="P12"><text:span text:style-name="T8"><text:s text:c="4"/><text:tab/></text:span><text:span text:style-name="T11">def</text:span><text:span text:style-name="T8"> JILimit5(f3: Int, f5: Int): PureInterval = {</text:span></text:p>
      <text:p text:style-name="P12"><text:span text:style-name="T8"><text:s text:c="5"/><text:tab/><text:tab/>(</text:span><text:span text:style-name="T19">Fifth</text:span><text:span text:style-name="T8"> * f3 + </text:span><text:span text:style-name="T19">MajorThird</text:span><text:span text:style-name="T8"> * f5).normalize }</text:span></text:p>
      <text:p text:style-name="P12"><text:span text:style-name="T8"><text:tab/></text:span><text:span text:style-name="T11">def</text:span><text:span text:style-name="T8"> JILimit3(f3: Int): PureInterval = {</text:span></text:p>
      <text:p text:style-name="P13"><text:span text:style-name="T9"><text:s text:c="6"/><text:tab/><text:tab/>(</text:span><text:span text:style-name="T20">Fifth</text:span><text:span text:style-name="T9"> * f3).normalize }</text:span></text:p>
      <text:p text:style-name="P13"><text:span text:style-name="T9"/></text:p>
      <text:p text:style-name="Standard">Example:</text:p>
      <text:p text:style-name="P13"><text:span text:style-name="T9"/></text:p>
      <text:p text:style-name="P12"><text:span text:style-name="T8"><text:s text:c="2"/><text:tab/></text:span><text:span text:style-name="T11">val</text:span><text:span text:style-name="T8"> </text:span><text:span text:style-name="T13">e</text:span><text:span text:style-name="T8"> = PureInterval.JILimit5(</text:span><text:span text:style-name="T16">4</text:span><text:span text:style-name="T8">,-</text:span><text:span text:style-name="T16">1</text:span><text:span text:style-name="T8">)</text:span></text:p>
      <text:p text:style-name="P12"><text:span text:style-name="T8"><text:tab/>println(</text:span><text:span text:style-name="T13">e</text:span><text:span text:style-name="T8">) </text:span><text:span text:style-name="T21">// 81/80 – again the Syntonic comma</text:span></text:p>
      <text:p text:style-name="Standard"/>
      <text:h text:style-name="P14" text:outline-level="1">Classic Intervals and Not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Standard" style:class="text">
      <style:text-properties style:font-name="Courier New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5M9S</meta:editing-duration>
    <meta:editing-cycles>48</meta:editing-cycles>
    <meta:generator>OpenOffice/4.1.1$Win32 OpenOffice.org_project/411m6$Build-9775</meta:generator>
    <dc:date>2014-10-04T22:49:56.12</dc:date>
    <dc:creator>Jeroen en Hans Donkers en Weevers</dc:creator>
    <meta:document-statistic meta:table-count="0" meta:image-count="0" meta:object-count="0" meta:page-count="5" meta:paragraph-count="105" meta:word-count="1122" meta:character-count="6356"/>
    <meta:user-defined meta:name="Info 1"/>
    <meta:user-defined meta:name="Info 2"/>
    <meta:user-defined meta:name="Info 3"/>
    <meta:user-defined meta:name="Info 4"/>
  </office:meta>
</office:document-meta>
</file>